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textarea-horizontal-align="justify" draw:textarea-vertical-align="middle" draw:auto-grow-height="false" fo:min-height="1.147cm" fo:min-width="1.532cm"/>
      <style:paragraph-properties style:writing-mode="lr-tb"/>
    </style:style>
    <style:style style:name="gr2" style:family="graphic" style:parent-style-name="standard">
      <style:graphic-properties svg:stroke-color="#3465a4" draw:textarea-horizontal-align="justify" draw:textarea-vertical-align="middle" draw:auto-grow-height="false" fo:min-height="0.893cm" fo:min-width="3.233cm"/>
      <style:paragraph-properties style:writing-mode="lr-tb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0.893cm" fo:min-width="2.548cm"/>
      <style:paragraph-properties style:writing-mode="lr-tb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0.893cm" fo:min-width="3.183cm"/>
      <style:paragraph-properties style:writing-mode="lr-tb"/>
    </style:style>
    <style:style style:name="gr5" style:family="graphic" style:parent-style-name="standard">
      <style:graphic-properties svg:stroke-color="#3465a4" draw:fill-color="#ffffff" draw:textarea-horizontal-align="justify" draw:textarea-vertical-align="middle" draw:auto-grow-height="false" fo:min-height="1.909cm" fo:min-width="13.851cm"/>
      <style:paragraph-properties style:writing-mode="lr-tb"/>
    </style:style>
    <style:style style:name="gr6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7" style:family="graphic" style:parent-style-name="objectwithoutfill">
      <style:graphic-properties svg:stroke-color="#3465a4"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1.397cm" svg:x="9.763cm" svg:y="13.827cm">
          <text:p text:style-name="P1">T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1.397cm" svg:x="14.97cm" svg:y="13.7cm">
          <text:p text:style-name="P1">T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1.397cm" svg:x="3.286cm" svg:y="14.081cm">
          <text:p text:style-name="P1">T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33cm" svg:height="1.143cm" svg:x="14.666cm" svg:y="17.002cm">
          <text:p text:style-name="P1">cb.await();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48cm" svg:height="1.143cm" svg:x="9.128cm" svg:y="17.002cm">
          <text:p text:style-name="P1">cb.await();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83cm" svg:height="1.143cm" svg:x="2.778cm" svg:y="17.129cm">
          <text:p text:style-name="P1">cb.await();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4.351cm" svg:height="2.159cm" svg:x="3.413cm" svg:y="8.747cm">
          <text:p text:style-name="P1">CyclicBarrier cb = new CyclicBarrier(3, task );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.889cm" svg:y1="17.637cm" svg:x2="2.778cm" svg:y2="17.637cm">
          <text:p/>
        </draw:line>
        <draw:line draw:style-name="gr6" draw:text-style-name="P3" draw:layer="layout" svg:x1="7.858cm" svg:y1="17.637cm" svg:x2="9.128cm" svg:y2="17.637cm">
          <text:p/>
        </draw:line>
        <draw:line draw:style-name="gr6" draw:text-style-name="P3" draw:layer="layout" svg:x1="13.7cm" svg:y1="17.51cm" svg:x2="14.843cm" svg:y2="17.51cm">
          <text:p/>
        </draw:line>
        <draw:line draw:style-name="gr7" draw:text-style-name="P3" draw:layer="layout" svg:x1="3.794cm" svg:y1="15.986cm" svg:x2="5.699cm" svg:y2="15.986cm">
          <text:p/>
        </draw:line>
        <draw:line draw:style-name="gr7" draw:text-style-name="P3" draw:layer="layout" svg:x1="3.794cm" svg:y1="16.748cm" svg:x2="5.699cm" svg:y2="16.748cm">
          <text:p/>
        </draw:line>
        <draw:line draw:style-name="gr7" draw:text-style-name="P3" draw:layer="layout" svg:x1="9.636cm" svg:y1="16.494cm" svg:x2="11.541cm" svg:y2="16.494cm">
          <text:p/>
        </draw:line>
        <draw:line draw:style-name="gr7" draw:text-style-name="P3" draw:layer="layout" svg:x1="3.794cm" svg:y1="19.161cm" svg:x2="5.699cm" svg:y2="19.161cm">
          <text:p/>
        </draw:line>
        <draw:line draw:style-name="gr7" draw:text-style-name="P3" draw:layer="layout" svg:x1="3.794cm" svg:y1="18.78cm" svg:x2="5.699cm" svg:y2="18.78cm">
          <text:p/>
        </draw:line>
        <draw:line draw:style-name="gr6" draw:text-style-name="P3" draw:layer="layout" svg:x1="6.588cm" svg:y1="19.034cm" svg:x2="5.699cm" svg:y2="19.034cm">
          <text:p/>
        </draw:line>
        <draw:line draw:style-name="gr7" draw:text-style-name="P3" draw:layer="layout" svg:x1="9.89cm" svg:y1="18.653cm" svg:x2="12.176cm" svg:y2="18.653cm">
          <text:p/>
        </draw:line>
        <draw:line draw:style-name="gr7" draw:text-style-name="P3" draw:layer="layout" svg:x1="9.89cm" svg:y1="19.034cm" svg:x2="12.176cm" svg:y2="19.034cm">
          <text:p/>
        </draw:line>
        <draw:line draw:style-name="gr7" draw:text-style-name="P3" draw:layer="layout" svg:x1="15.859cm" svg:y1="18.653cm" svg:x2="18.526cm" svg:y2="18.653cm">
          <text:p/>
        </draw:line>
        <draw:line draw:style-name="gr7" draw:text-style-name="P3" draw:layer="layout" svg:x1="15.986cm" svg:y1="19.034cm" svg:x2="18.653cm" svg:y2="19.034cm">
          <text:p/>
        </draw:line>
        <draw:line draw:style-name="gr6" draw:text-style-name="P3" draw:layer="layout" svg:x1="6.589cm" svg:y1="19.034cm" svg:x2="5.7cm" svg:y2="19.034cm">
          <text:p/>
        </draw:line>
        <draw:line draw:style-name="gr6" draw:text-style-name="P3" draw:layer="layout" svg:x1="13.192cm" svg:y1="18.78cm" svg:x2="12.303cm" svg:y2="18.78cm">
          <text:p/>
        </draw:line>
        <draw:line draw:style-name="gr6" draw:text-style-name="P3" draw:layer="layout" svg:x1="19.542cm" svg:y1="18.78cm" svg:x2="18.653cm" svg:y2="18.78cm">
          <text:p/>
        </draw:line>
        <draw:line draw:style-name="gr6" draw:text-style-name="P3" draw:layer="layout" svg:x1="19.669cm" svg:y1="18.526cm" svg:x2="16.24cm" svg:y2="10.271cm">
          <text:p/>
        </draw:line>
        <draw:line draw:style-name="gr6" draw:text-style-name="P3" draw:layer="layout" svg:x1="15.605cm" svg:y1="10.779cm" svg:x2="15.605cm" svg:y2="10.017cm">
          <text:p/>
        </draw:line>
        <draw:line draw:style-name="gr6" draw:text-style-name="P3" draw:layer="layout" svg:x1="16.113cm" svg:y1="10.779cm" svg:x2="16.113cm" svg:y2="10.017cm">
          <text:p/>
        </draw:line>
        <draw:line draw:style-name="gr7" draw:text-style-name="P3" draw:layer="layout" svg:x1="9.636cm" svg:y1="15.732cm" svg:x2="11.541cm" svg:y2="15.732cm">
          <text:p/>
        </draw:line>
        <draw:line draw:style-name="gr7" draw:text-style-name="P3" draw:layer="layout" svg:x1="9.636cm" svg:y1="16.113cm" svg:x2="11.541cm" svg:y2="16.113cm">
          <text:p/>
        </draw:line>
        <draw:line draw:style-name="gr7" draw:text-style-name="P3" draw:layer="layout" svg:x1="3.794cm" svg:y1="16.367cm" svg:x2="5.699cm" svg:y2="16.367cm">
          <text:p/>
        </draw:line>
        <draw:line draw:style-name="gr7" draw:text-style-name="P3" draw:layer="layout" svg:x1="15.224cm" svg:y1="15.605cm" svg:x2="17.129cm" svg:y2="15.605cm">
          <text:p/>
        </draw:line>
        <draw:line draw:style-name="gr7" draw:text-style-name="P3" draw:layer="layout" svg:x1="15.224cm" svg:y1="15.986cm" svg:x2="17.129cm" svg:y2="15.986cm">
          <text:p/>
        </draw:line>
        <draw:line draw:style-name="gr7" draw:text-style-name="P3" draw:layer="layout" svg:x1="15.224cm" svg:y1="16.494cm" svg:x2="17.129cm" svg:y2="16.49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13:31:03.327118504</meta:creation-date>
    <dc:date>2021-12-14T16:09:43.967604571</dc:date>
    <meta:editing-duration>PT1H14M57S</meta:editing-duration>
    <meta:editing-cycles>2</meta:editing-cycles>
    <meta:generator>LibreOffice/6.4.6.2$Linux_X86_64 LibreOffice_project/40$Build-2</meta:generator>
    <meta:document-statistic meta:object-count="32"/>
  </office:meta>
</office:document-meta>
</file>